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>
      <style:text-properties fo:font-weight="bold" officeooo:rsid="0020bf18" officeooo:paragraph-rsid="0020bf18" style:font-weight-asian="bold" style:font-weight-complex="bold"/>
    </style:style>
    <style:style style:name="P3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f36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6">5</text:span>L<text:span text:style-name="T6">3</text:span> German</text:p>
      <text:p text:style-name="P1"/>
      <text:p text:style-name="P2"/>
      <text:p text:style-name="P2">Irregular seperable prefix verbs</text:p>
      <text:p text:style-name="P2"/>
      <text:p text:style-name="P2"><text:tab/>Fernsehen <text:span text:style-name="T1">(to watch TV)</text:span></text:p>
      <text:p text:style-name="P2"><text:tab/></text:p>
      <text:p text:style-name="P2"><text:tab/><text:tab/><text:span text:style-name="T1">ich<text:tab/><text:tab/></text:span><text:span text:style-name="T3">sehe fern</text:span></text:p>
      <text:p text:style-name="P2"><text:span text:style-name="T3"><text:tab/><text:tab/></text:span><text:span text:style-name="T1">du<text:tab/><text:tab/></text:span><text:span text:style-name="T3">siehst fern</text:span></text:p>
      <text:p text:style-name="P2"><text:span text:style-name="T3"><text:tab/><text:tab/></text:span><text:span text:style-name="T1">er/sie/es<text:tab/></text:span><text:span text:style-name="T3">sieht fern</text:span></text:p>
      <text:p text:style-name="P2"><text:span text:style-name="T3"><text:tab/><text:tab/></text:span><text:span text:style-name="T1">wir<text:tab/><text:tab/></text:span><text:span text:style-name="T3">sehen fern</text:span></text:p>
      <text:p text:style-name="P2"><text:span text:style-name="T1"><text:tab/><text:tab/>ihr<text:tab/><text:tab/></text:span><text:span text:style-name="T2">seht fern</text:span></text:p>
      <text:p text:style-name="P2"><text:span text:style-name="T1"><text:tab/><text:tab/>sie, Sie<text:tab/><text:tab/></text:span><text:span text:style-name="T3">sehen fern</text:span></text:p>
      <text:p text:style-name="P2"/>
      <text:p text:style-name="P2"><text:tab/>..</text:p>
      <text:p text:style-name="P2"/>
      <text:p text:style-name="P2"><text:tab/>Asking and Answering questions using irregular seperable prefix verbs</text:p>
      <text:p text:style-name="P2"/>
      <text:p text:style-name="P2"><text:tab/><text:tab/><text:span text:style-name="T1">Using aussehen:</text:span></text:p>
      <text:p text:style-name="P2"><text:span text:style-name="T1"><text:tab/><text:tab/><text:tab/>Wie </text:span><text:span text:style-name="T3">sieht </text:span><text:span text:style-name="T5">sie </text:span><text:span text:style-name="T3">aus</text:span><text:span text:style-name="T5">? <text:tab/><text:tab/></text:span><text:span text:style-name="T4">How does she look like?</text:span></text:p>
      <text:p text:style-name="P2"><text:span text:style-name="T5"><text:tab/><text:tab/><text:tab/>Sie </text:span><text:span text:style-name="T3">sieht </text:span><text:span text:style-name="T5">sch[o]n </text:span><text:span text:style-name="T3">aus.<text:tab/><text:tab/></text:span><text:span text:style-name="T4">She looks pretty.</text:span></text:p>
      <text:p text:style-name="P2"><text:span text:style-name="T4"/></text:p>
      <text:p text:style-name="P2"><text:span text:style-name="T4"><text:tab/><text:tab/><text:tab/></text:span><text:span text:style-name="T5">How do I look?<text:tab/><text:tab/></text:span><text:span text:style-name="T4">Wie sehe ich aus?</text:span></text:p>
      <text:p text:style-name="P2"><text:span text:style-name="T5"><text:tab/><text:tab/><text:tab/>How does he look?<text:tab/><text:tab/></text:span><text:span text:style-name="T4">Wie sieht er aus?</text:span></text:p>
      <text:p text:style-name="P2"><text:span text:style-name="T5"><text:tab/><text:tab/><text:tab/>I look young.<text:tab/><text:tab/><text:tab/></text:span><text:span text:style-name="T4">Ich sehe jung aus.</text:span></text:p>
      <text:p text:style-name="P2"><text:span text:style-name="T5"><text:tab/><text:tab/><text:tab/>He looks old.<text:tab/><text:tab/><text:tab/></text:span><text:span text:style-name="T4">Er sieht alt aus.</text:span></text:p>
      <text:p text:style-name="P2"><text:span text:style-name="T5"><text:tab/><text:tab/><text:tab/>They look strong.<text:tab/><text:tab/></text:span><text:span text:style-name="T4">Sie sehen stark aus.</text:span></text:p>
      <text:p text:style-name="P2"/>
      <text:p text:style-name="P2"><text:tab/>..<text:tab/></text:p>
      <text:p text:style-name="P2">.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1-20T13:23:20.536433717</dc:date>
    <meta:editing-duration>PT55M39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1" meta:paragraph-count="22" meta:word-count="96" meta:character-count="555" meta:non-whitespace-character-count="424"/>
  </office:meta>
</office:document-meta>
</file>